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pple-system" svg:font-family="apple-system, BlinkMacSystemFont, 'Segoe UI', Roboto, Oxygen-Sans, Ubuntu, Cantarell, 'Helvetica Neue',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text-properties fo:font-style="italic" officeooo:paragraph-rsid="00177270" style:font-style-asian="italic" style:font-style-complex="italic"/>
    </style:style>
    <style:style style:name="P12" style:family="paragraph" style:parent-style-name="Standard">
      <style:text-properties fo:font-style="italic" officeooo:rsid="0018821b" officeooo:paragraph-rsid="00177270" style:font-style-asian="italic" style:font-style-complex="italic"/>
    </style:style>
    <style:style style:name="P13" style:family="paragraph" style:parent-style-name="Text_20_body">
      <style:text-properties officeooo:rsid="000be7a6"/>
    </style:style>
    <style:style style:name="P14"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15" style:family="paragraph" style:parent-style-name="Text_20_body">
      <style:text-properties style:font-name="Liberation Sans" officeooo:rsid="0088e65a" officeooo:paragraph-rsid="001cbc37"/>
    </style:style>
    <style:style style:name="P16" style:family="paragraph" style:parent-style-name="Text_20_body">
      <style:text-properties style:font-name="Liberation Sans" officeooo:paragraph-rsid="001cbc37"/>
    </style:style>
    <style:style style:name="P17" style:family="paragraph" style:parent-style-name="Text_20_body">
      <style:text-properties officeooo:rsid="001cbc37" officeooo:paragraph-rsid="001cbc37"/>
    </style:style>
    <style:style style:name="P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23"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38" style:family="paragraph" style:parent-style-name="Standard">
      <style:paragraph-properties fo:line-height="150%" fo:text-align="justify" style:justify-single-word="false"/>
      <style:text-properties style:font-name="Liberation Sans" officeooo:rsid="001e69dd" officeooo:paragraph-rsid="001e0316"/>
    </style:style>
    <style:style style:name="P39" style:family="paragraph" style:parent-style-name="Standard">
      <style:paragraph-properties fo:line-height="150%" fo:text-align="justify" style:justify-single-word="false"/>
      <style:text-properties style:font-name="Liberation Sans" officeooo:rsid="0058d5bd" officeooo:paragraph-rsid="0058d5bd"/>
    </style:style>
    <style:style style:name="P40" style:family="paragraph" style:parent-style-name="Standard">
      <style:paragraph-properties fo:line-height="150%" fo:text-align="justify" style:justify-single-word="false"/>
      <style:text-properties style:font-name="Liberation Sans" officeooo:rsid="0059842f" officeooo:paragraph-rsid="0059842f"/>
    </style:style>
    <style:style style:name="P41" style:family="paragraph" style:parent-style-name="Standard">
      <style:paragraph-properties fo:line-height="150%" fo:text-align="justify" style:justify-single-word="false"/>
      <style:text-properties style:font-name="Liberation Sans" officeooo:rsid="0059fc8c" officeooo:paragraph-rsid="0059fc8c"/>
    </style:style>
    <style:style style:name="P42" style:family="paragraph" style:parent-style-name="Standard">
      <style:paragraph-properties fo:line-height="150%" fo:text-align="justify" style:justify-single-word="false"/>
      <style:text-properties style:font-name="Liberation Sans" officeooo:rsid="005bfd4a" officeooo:paragraph-rsid="005bfd4a"/>
    </style:style>
    <style:style style:name="P43" style:family="paragraph" style:parent-style-name="Standard">
      <style:paragraph-properties fo:line-height="150%" fo:text-align="justify" style:justify-single-word="false"/>
      <style:text-properties style:font-name="Liberation Sans" officeooo:rsid="005d7682" officeooo:paragraph-rsid="005d7682"/>
    </style:style>
    <style:style style:name="P44" style:family="paragraph" style:parent-style-name="Standard">
      <style:paragraph-properties fo:line-height="150%" fo:text-align="justify" style:justify-single-word="false"/>
      <style:text-properties style:font-name="Liberation Sans" officeooo:rsid="005e7fc4" officeooo:paragraph-rsid="005e7fc4"/>
    </style:style>
    <style:style style:name="P45" style:family="paragraph" style:parent-style-name="Standard">
      <style:paragraph-properties fo:line-height="150%" fo:text-align="justify" style:justify-single-word="false"/>
      <style:text-properties style:font-name="Liberation Sans" officeooo:rsid="005f56ed" officeooo:paragraph-rsid="005f56ed"/>
    </style:style>
    <style:style style:name="P46" style:family="paragraph" style:parent-style-name="Standard">
      <style:paragraph-properties fo:line-height="150%" fo:text-align="justify" style:justify-single-word="false"/>
      <style:text-properties style:font-name="Liberation Sans" officeooo:rsid="0060fb06" officeooo:paragraph-rsid="0060fb06"/>
    </style:style>
    <style:style style:name="P47" style:family="paragraph" style:parent-style-name="Standard">
      <style:paragraph-properties fo:line-height="150%" fo:text-align="justify" style:justify-single-word="false"/>
      <style:text-properties style:font-name="Liberation Sans" officeooo:rsid="00640660" officeooo:paragraph-rsid="00640660"/>
    </style:style>
    <style:style style:name="P48" style:family="paragraph" style:parent-style-name="Standard">
      <style:paragraph-properties fo:line-height="150%" fo:text-align="justify" style:justify-single-word="false"/>
      <style:text-properties style:font-name="Liberation Sans" officeooo:rsid="0066c22e" officeooo:paragraph-rsid="0066c22e"/>
    </style:style>
    <style:style style:name="P49"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0cd10" officeooo:paragraph-rsid="001cbc37"/>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T1" style:family="text">
      <style:text-properties officeooo:rsid="000be7a6"/>
    </style:style>
    <style:style style:name="T2" style:family="text">
      <style:text-properties fo:color="#c9211e" officeooo:rsid="000be7a6"/>
    </style:style>
    <style:style style:name="T3" style:family="text">
      <style:text-properties fo:color="#c9211e" officeooo:rsid="004c2ae6"/>
    </style:style>
    <style:style style:name="T4" style:family="text">
      <style:text-properties officeooo:rsid="000ce571"/>
    </style:style>
    <style:style style:name="T5" style:family="text">
      <style:text-properties officeooo:rsid="000ed15d"/>
    </style:style>
    <style:style style:name="T6" style:family="text">
      <style:text-properties officeooo:rsid="0010b2ec"/>
    </style:style>
    <style:style style:name="T7" style:family="text">
      <style:text-properties officeooo:rsid="0010e9f6"/>
    </style:style>
    <style:style style:name="T8" style:family="text">
      <style:text-properties officeooo:rsid="0016b84f"/>
    </style:style>
    <style:style style:name="T9" style:family="text">
      <style:text-properties officeooo:rsid="00174575"/>
    </style:style>
    <style:style style:name="T10" style:family="text">
      <style:text-properties officeooo:rsid="00177270"/>
    </style:style>
    <style:style style:name="T11" style:family="text">
      <style:text-properties fo:font-style="italic" style:font-style-asian="italic" style:font-style-complex="italic"/>
    </style:style>
    <style:style style:name="T12" style:family="text">
      <style:text-properties fo:font-style="italic" officeooo:rsid="0018821b" style:font-style-asian="italic" style:font-style-complex="italic"/>
    </style:style>
    <style:style style:name="T13" style:family="text">
      <style:text-properties fo:font-style="italic" officeooo:rsid="001ad1e2" style:font-style-asian="italic" style:font-style-complex="italic"/>
    </style:style>
    <style:style style:name="T14" style:family="text">
      <style:text-properties officeooo:rsid="0018821b"/>
    </style:style>
    <style:style style:name="T15" style:family="text">
      <style:text-properties style:text-position="33% 80%" fo:font-style="italic" officeooo:rsid="0018821b" style:font-style-asian="italic" style:font-style-complex="italic"/>
    </style:style>
    <style:style style:name="T16" style:family="text">
      <style:text-properties style:text-position="33% 80%" fo:font-style="italic" officeooo:rsid="001ad1e2" style:font-style-asian="italic" style:font-style-complex="italic"/>
    </style:style>
    <style:style style:name="T17" style:family="text">
      <style:text-properties officeooo:rsid="008c9f85"/>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8c9f85" style:font-weight-asian="bold" style:font-weight-complex="bold"/>
    </style:style>
    <style:style style:name="T21" style:family="text">
      <style:text-properties officeooo:rsid="008b8634"/>
    </style:style>
    <style:style style:name="T22" style:family="text">
      <style:text-properties style:text-line-through-style="solid" style:text-line-through-type="single" officeooo:rsid="008c9f85"/>
    </style:style>
    <style:style style:name="T23" style:family="text">
      <style:text-properties style:text-line-through-style="solid" style:text-line-through-type="single" officeooo:rsid="008b8634"/>
    </style:style>
    <style:style style:name="T24" style:family="text">
      <style:text-properties style:text-line-through-style="solid" style:text-line-through-type="single" officeooo:rsid="008e43e5"/>
    </style:style>
    <style:style style:name="T25" style:family="text">
      <style:text-properties style:text-line-through-style="solid" style:text-line-through-type="single" officeooo:rsid="008ee5a5"/>
    </style:style>
    <style:style style:name="T26" style:family="text">
      <style:text-properties style:text-line-through-style="solid" style:text-line-through-type="single" officeooo:rsid="00903eeb"/>
    </style:style>
    <style:style style:name="T27" style:family="text">
      <style:text-properties style:text-line-through-style="solid" style:text-line-through-type="single" officeooo:rsid="003d1433"/>
    </style:style>
    <style:style style:name="T28" style:family="text">
      <style:text-properties style:text-line-through-style="solid" style:text-line-through-type="single" officeooo:rsid="003da135"/>
    </style:style>
    <style:style style:name="T29" style:family="text">
      <style:text-properties style:text-line-through-style="solid" style:text-line-through-type="single" officeooo:rsid="00410b15"/>
    </style:style>
    <style:style style:name="T30" style:family="text">
      <style:text-properties style:text-line-through-style="solid" style:text-line-through-type="single" officeooo:rsid="003f5102"/>
    </style:style>
    <style:style style:name="T31" style:family="text">
      <style:text-properties style:text-line-through-style="solid" style:text-line-through-type="single" style:text-underline-style="none" officeooo:rsid="003da135"/>
    </style:style>
    <style:style style:name="T32" style:family="text">
      <style:text-properties officeooo:rsid="0094ab86"/>
    </style:style>
    <style:style style:name="T33" style:family="text">
      <style:text-properties fo:font-variant="normal" fo:text-transform="none" fo:color="#202124" style:font-name="arial" fo:font-size="12pt" fo:letter-spacing="normal" fo:font-style="normal" fo:font-weight="normal"/>
    </style:style>
    <style:style style:name="T34" style:family="text">
      <style:text-properties fo:font-variant="normal" fo:text-transform="none" fo:color="#202124" style:font-name="arial" fo:font-size="12pt" fo:letter-spacing="normal" fo:font-style="normal" fo:font-weight="normal" officeooo:rsid="0088e65a"/>
    </style:style>
    <style:style style:name="T35"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36"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37" style:family="text">
      <style:text-properties fo:font-variant="normal" fo:text-transform="none" fo:color="#202124" style:font-name="Liberation Sans" fo:font-size="12pt" fo:letter-spacing="normal" fo:font-style="normal" fo:font-weight="normal"/>
    </style:style>
    <style:style style:name="T38" style:family="text">
      <style:text-properties fo:font-variant="normal" fo:text-transform="none" fo:color="#202124" style:font-name="Liberation Sans" fo:font-size="12pt" fo:letter-spacing="normal" fo:font-style="normal" fo:font-weight="normal" officeooo:rsid="01207f62"/>
    </style:style>
    <style:style style:name="T39" style:family="text">
      <style:text-properties fo:font-variant="normal" fo:text-transform="none" fo:color="#202124" style:font-name="Liberation Sans" fo:font-size="12pt" fo:letter-spacing="normal" fo:font-style="normal" fo:font-weight="normal" officeooo:rsid="013057c3"/>
    </style:style>
    <style:style style:name="T40" style:family="text">
      <style:text-properties fo:font-variant="normal" fo:text-transform="none" fo:color="#202124" style:font-name="Liberation Sans" fo:font-size="12pt" fo:letter-spacing="normal" fo:font-style="normal" fo:font-weight="normal" officeooo:rsid="01245a8d"/>
    </style:style>
    <style:style style:name="T41" style:family="text">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style:text-blinking="false" fo:background-color="#ffffff" loext:char-shading-value="0" loext:padding="0cm" loext:border="none"/>
    </style:style>
    <style:style style:name="T42" style:family="text">
      <style:text-properties fo:font-variant="normal" fo:text-transform="none" fo:color="#1c1d1e" style:font-name="Liberation Sans" fo:font-size="12pt" fo:letter-spacing="normal" fo:font-style="normal" fo:font-weight="normal" style:font-size-asian="12pt" style:font-size-complex="12pt"/>
    </style:style>
    <style:style style:name="T43" style:family="text">
      <style:text-properties fo:font-variant="normal" fo:text-transform="none" fo:color="#1c1d1e" style:font-name="Liberation Sans" fo:font-size="12pt" fo:letter-spacing="normal" style:font-size-asian="12pt" style:font-size-complex="12pt"/>
    </style:style>
    <style:style style:name="T44"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45" style:family="text">
      <style:text-properties fo:font-variant="normal" fo:text-transform="none" fo:letter-spacing="normal" fo:font-style="normal" fo:font-weight="normal" loext:padding="0cm" loext:border="none"/>
    </style:style>
    <style:style style:name="T46" style:family="text">
      <style:text-properties fo:font-variant="normal" fo:text-transform="none" fo:letter-spacing="normal" fo:font-style="normal" fo:font-weight="normal" officeooo:rsid="0023eccc" loext:padding="0cm" loext:border="none"/>
    </style:style>
    <style:style style:name="T47" style:family="text">
      <style:text-properties style:text-line-through-style="none" style:text-line-through-type="none" officeooo:rsid="001cbc37"/>
    </style:style>
    <style:style style:name="T48" style:family="text">
      <style:text-properties officeooo:rsid="001cbc37"/>
    </style:style>
    <style:style style:name="T49" style:family="text">
      <style:text-properties officeooo:rsid="009288b2"/>
    </style:style>
    <style:style style:name="T50" style:family="text">
      <style:text-properties officeooo:rsid="008aa1e1"/>
    </style:style>
    <style:style style:name="T51" style:family="text">
      <style:text-properties officeooo:rsid="0088e65a"/>
    </style:style>
    <style:style style:name="T52" style:family="text">
      <style:text-properties officeooo:rsid="0090bbe2"/>
    </style:style>
    <style:style style:name="T53" style:family="text">
      <style:text-properties officeooo:rsid="009455c3"/>
    </style:style>
    <style:style style:name="T54" style:family="text">
      <style:text-properties officeooo:rsid="008e43e5"/>
    </style:style>
    <style:style style:name="T55" style:family="text">
      <style:text-properties officeooo:rsid="008ee5a5"/>
    </style:style>
    <style:style style:name="T56" style:family="text">
      <style:text-properties officeooo:rsid="0020d246"/>
    </style:style>
    <style:style style:name="T57" style:family="text">
      <style:text-properties officeooo:rsid="006e0160"/>
    </style:style>
    <style:style style:name="T58" style:family="text">
      <style:text-properties fo:color="#1c1d1e"/>
    </style:style>
    <style:style style:name="T59" style:family="text">
      <style:text-properties fo:color="#333333" style:font-name="Liberation Sans" style:font-size-asian="12pt" style:font-size-complex="12pt"/>
    </style:style>
    <style:style style:name="T60" style:family="text">
      <style:text-properties officeooo:rsid="002f6d0d"/>
    </style:style>
    <style:style style:name="T61" style:family="text">
      <style:text-properties officeooo:rsid="0030ab0a"/>
    </style:style>
    <style:style style:name="T62" style:family="text">
      <style:text-properties officeooo:rsid="0031ea9c"/>
    </style:style>
    <style:style style:name="T63" style:family="text">
      <style:text-properties officeooo:rsid="00330a05"/>
    </style:style>
    <style:style style:name="T64" style:family="text">
      <style:text-properties officeooo:rsid="00331d9d"/>
    </style:style>
    <style:style style:name="T65" style:family="text">
      <style:text-properties officeooo:rsid="003359d1"/>
    </style:style>
    <style:style style:name="T66" style:family="text">
      <style:text-properties officeooo:rsid="0034cbb2"/>
    </style:style>
    <style:style style:name="T67" style:family="text">
      <style:text-properties officeooo:rsid="003b980d"/>
    </style:style>
    <style:style style:name="T68" style:family="text">
      <style:text-properties officeooo:rsid="003d1433"/>
    </style:style>
    <style:style style:name="T69" style:family="text">
      <style:text-properties officeooo:rsid="003da135"/>
    </style:style>
    <style:style style:name="T70" style:family="text">
      <style:text-properties officeooo:rsid="003f5102"/>
    </style:style>
    <style:style style:name="T71" style:family="text">
      <style:text-properties officeooo:rsid="000ce571" fo:background-color="#ffff00" loext:char-shading-value="0"/>
    </style:style>
    <style:style style:name="T72" style:family="text">
      <style:text-properties officeooo:rsid="000ed15d" fo:background-color="#ffff00" loext:char-shading-value="0"/>
    </style:style>
    <style:style style:name="T73" style:family="text">
      <style:text-properties officeooo:rsid="0041f96a" fo:background-color="#ffff00" loext:char-shading-value="0"/>
    </style:style>
    <style:style style:name="T74" style:family="text">
      <style:text-properties officeooo:rsid="012c55f9"/>
    </style:style>
    <style:style style:name="T75" style:family="text">
      <style:text-properties officeooo:rsid="004c2ae6"/>
    </style:style>
    <style:style style:name="T76" style:family="text">
      <style:text-properties officeooo:rsid="004fd715"/>
    </style:style>
    <style:style style:name="T77" style:family="text">
      <style:text-properties officeooo:rsid="0050e4e0"/>
    </style:style>
    <style:style style:name="T78" style:family="text">
      <style:text-properties style:text-underline-style="solid" style:text-underline-width="auto" style:text-underline-color="font-color"/>
    </style:style>
    <style:style style:name="T79" style:family="text">
      <style:text-properties officeooo:rsid="0055e0ff"/>
    </style:style>
    <style:style style:name="T80" style:family="text">
      <style:text-properties officeooo:rsid="0060e181"/>
    </style:style>
    <style:style style:name="T81" style:family="text">
      <style:text-properties officeooo:rsid="0062d8ac"/>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7">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2">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2">cita de como hace esto tauri)</text:span></text:p>
      <text:p text:style-name="P1"/>
      <text:p text:style-name="P1"><text:soft-page-break/>-<text:span text:style-name="T4">En mamifero</text:span><text:span text:style-name="T71">s, DD retrasa la fase y LL la adelant</text:span><text:span text:style-name="T72">a</text:span><text:span text:style-name="T71">. </text:span><text:span text:style-name="T73">MIRAR SI ESO PASA CON TAURI. </text:span><text:span text:style-name="T71">LL muy alta desincroniza el reloj por completo. </text:span><text:span text:style-name="T72">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5">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6">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7">There is a external time (expressed in ZT zeitgeber) and <text:s/>internal time CT (expressed in circadian time) What time does the organism think it is?.</text:span></text:p>
      <text:p text:style-name="P1"/>
      <text:p text:style-name="P3"><text:span text:style-name="T1">-</text:span><text:span text:style-name="T10">tauri sex, </text:span><text:span text:style-name="T14">haploids sex</text:span><text:span text:style-name="T10">: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1">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1">10</text:span></text:a><text:span text:style-name="T11">,</text:span><text:a xlink:type="simple" xlink:href="https://www.mdpi.com/2073-4425/11/1/66/htm#B25-genes-11-00066" text:style-name="Internet_20_link" text:visited-style-name="Visited_20_Internet_20_Link"><text:span text:style-name="T11">25</text:span></text:a><text:span text:style-name="T11">].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1">26</text:span></text:a><text:span text:style-name="T11">].</text:span></text:p>
      <text:p text:style-name="P11"/>
      <text:p text:style-name="P4"><text:span text:style-name="T11">-</text:span><text:span text:style-name="T12">Tauri distribution:</text:span><text:span text:style-name="T13">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16">1</text:span></text:a><text:span text:style-name="T13">.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16">1</text:span></text:a><text:span text:style-name="T13">.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16">2</text:span></text:a><text:span text:style-name="T16">,</text:span><text:bookmark text:name="ref-link-section-d10043651e434_1"/><text:a xlink:type="simple" xlink:href="https://www.nature.com/articles/s41598-019-41680-6#ref-CR3" text:style-name="Internet_20_link" text:visited-style-name="Visited_20_Internet_20_Link"><text:span text:style-name="T16">3</text:span></text:a><text:span text:style-name="T16">,</text:span><text:bookmark text:name="ref-link-section-d10043651e437"/><text:a xlink:type="simple" xlink:href="https://www.nature.com/articles/s41598-019-41680-6#ref-CR4" text:style-name="Internet_20_link" text:visited-style-name="Visited_20_Internet_20_Link"><text:span text:style-name="T16">4</text:span></text:a><text:span text:style-name="T13">.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16">5</text:span></text:a><text:span text:style-name="T16">,</text:span><text:bookmark text:name="ref-link-section-d10043651e444"/><text:a xlink:type="simple" xlink:href="https://www.nature.com/articles/s41598-019-41680-6#ref-CR6" text:style-name="Internet_20_link" text:visited-style-name="Visited_20_Internet_20_Link"><text:span text:style-name="T16">6</text:span></text:a><text:span text:style-name="T13">.</text:span></text:p>
      <text:p text:style-name="P4"><text:soft-page-break/><text:span text:style-name="T12">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2">1</text:span></text:a><text:span text:style-name="T12">,</text:span><text:a xlink:type="simple" xlink:href="https://www.mdpi.com/2073-4425/11/1/66/htm#B2-genes-11-00066" text:style-name="Internet_20_link" text:visited-style-name="Visited_20_Internet_20_Link"><text:span text:style-name="T12">2</text:span></text:a><text:span text:style-name="T12">,</text:span><text:a xlink:type="simple" xlink:href="https://www.mdpi.com/2073-4425/11/1/66/htm#B3-genes-11-00066" text:style-name="Internet_20_link" text:visited-style-name="Visited_20_Internet_20_Link"><text:span text:style-name="T12">3</text:span></text:a><text:span text:style-name="T12">].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2">4</text:span></text:a><text:span text:style-name="T12">,</text:span><text:a xlink:type="simple" xlink:href="https://www.mdpi.com/2073-4425/11/1/66/htm#B5-genes-11-00066" text:style-name="Internet_20_link" text:visited-style-name="Visited_20_Internet_20_Link"><text:span text:style-name="T12">5</text:span></text:a><text:span text:style-name="T12">,</text:span><text:a xlink:type="simple" xlink:href="https://www.mdpi.com/2073-4425/11/1/66/htm#B6-genes-11-00066" text:style-name="Internet_20_link" text:visited-style-name="Visited_20_Internet_20_Link"><text:span text:style-name="T12">6</text:span></text:a><text:span text:style-name="T12">,</text:span><text:a xlink:type="simple" xlink:href="https://www.mdpi.com/2073-4425/11/1/66/htm#B7-genes-11-00066" text:style-name="Internet_20_link" text:visited-style-name="Visited_20_Internet_20_Link"><text:span text:style-name="T12">7</text:span></text:a><text:span text:style-name="T12">] where populations can reach high densities up to 10</text:span><text:span text:style-name="T15">3</text:span><text:span text:style-name="T12">–10</text:span><text:span text:style-name="T15">5</text:span><text:span text:style-name="T12"> cells per ml [</text:span><text:a xlink:type="simple" xlink:href="https://www.mdpi.com/2073-4425/11/1/66/htm#B8-genes-11-00066" text:style-name="Internet_20_link" text:visited-style-name="Visited_20_Internet_20_Link"><text:span text:style-name="T12">8</text:span></text:a><text:span text:style-name="T12">].</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12"/>
      <text:p text:style-name="P11"/>
      <text:p text:style-name="P1"/>
      <text:p text:style-name="P1">-<text:span text:style-name="T8">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9">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13">----------------<text:span text:style-name="T7">bibliografia----------------</text:span></text:p>
      <text:p text:style-name="P13">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17">######################################################</text:p>
      <text:p text:style-name="P5"><text:span text:style-name="T48">##########################</text:span>INTRO</text:p>
      <text:p text:style-name="P5"/>
      <text:p text:style-name="P7"/>
      <text:p text:style-name="P16"><text:span text:style-name="T51">Estructuras </text:span><text:span text:style-name="T52">de internet</text:span><text:span text:style-name="T51">: </text:span></text:p>
      <text:p text:style-name="P16"><text:span text:style-name="T34">1.</text:span><text:span text:style-name="T33">La justificación de la selección del tema que se va a desarrollar.</text:span></text:p>
      <text:list xml:id="list320680619" text:style-name="L1">
        <text:list-header>
          <text:p text:style-name="P49"><text:span text:style-name="T51">2</text:span>Algunos antecedentes.</text:p>
        </text:list-header>
      </text:list>
      <text:p text:style-name="P23"><text:soft-page-break/><text:span text:style-name="T51">3.</text:span>El propósito del trabajo de investigación, es decir, hacia dónde el autor dirige sus pasos con la <text:span text:style-name="T18">tesis</text:span>.</text:p>
      <text:p text:style-name="P23"><text:span text:style-name="T51">4.</text:span>La exposición general del tema.</text:p>
      <text:p text:style-name="P15">Ó :</text:p>
      <text:p text:style-name="P14">1.Establecer la importancia del tema.</text:p>
      <text:p text:style-name="P24"><text:span text:style-name="T51">2.</text:span>Discutir investigaciones previas y / o actuales en el campo</text:p>
      <text:p text:style-name="P24"><text:span text:style-name="T51">3.</text:span>Identificar el problema y explicar el enfoque adoptado para resolverlo.</text:p>
      <text:p text:style-name="P24"><text:span text:style-name="T51">4.</text:span>Describir brevemente el presente documento.</text:p>
      <text:p text:style-name="P24"/>
      <text:p text:style-name="P19">Yo creo que: </text:p>
      <text:p text:style-name="P22">Igual hacer un párrafo introductorio <text:span text:style-name="T49">hablando del objetivo principal del trabajo, y dentro de que disciplinas se encuentra. Así hablar</text:span> de las disciplinas que este trabajo une, y como esas displinas beben <text:span text:style-name="T49">de computacion, matematicas </text:span><text:span text:style-name="T53">y</text:span><text:span text:style-name="T49"> biologia molecular. </text:span></text:p>
      <text:p text:style-name="P22"/>
      <text:p text:style-name="P6"><text:span text:style-name="T3">Idea principal descartada :</text:span><text:span text:style-name="T75"> </text:span>1. Cronobiologia:</text:p>
      <text:p text:style-name="P31"><text:span text:style-name="T49">que es, </text:span>presencia de ritmos biologicos, <text:span text:style-name="T50">(desde poblaciones a genes)</text:span> sentido biológico de los mismos, distribuicion de estos ritmos, <text:span text:style-name="T67">ejemplos de experimentos con todos esos ritmos. </text:span><text:span text:style-name="T50">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50">estudio del reloj circadiano</text:span> en humanos y otros organismos. Mencionar los grandes <text:span text:style-name="T50">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50">Algunos efectos observados en plantas a simple vista, <text:s/></text:span><text:span text:style-name="T21">y hacer review del campo en plantas.</text:span><text:span text:style-name="T50"> mencionar el interés de observar estos efectos sobre las algas y poder aplicar ese conocimiento al cultivo </text:span><text:span text:style-name="T21">in</text:span><text:span text:style-name="T50">icial en industrias al exterior, </text:span><text:span text:style-name="T17">q</text:span><text:span text:style-name="T21">ué hay ya en algas estudiado, mencionar la variabilidad dentro de las microalgas y la dificultad para extrapolar información de una a otra. Proponer ostreococcus tauri como organismo modelo por simpleza, </text:span><text:span text:style-name="T17">poca duplicación génica</text:span><text:span text:style-name="T21"> y similitud mas al resto de las algas que las que actualmente se plantean como modelo?. </text:span><text:span text:style-name="T17">Como se explica en el siguiente apartado.</text:span></text:p>
      <text:p text:style-name="P31"/>
      <text:p text:style-name="P21"><text:span text:style-name="T3">Idea llevada a cabo</text:span><text:span text:style-name="T75">: </text:span><text:span text:style-name="T70">1.Cronobiologia: </text:span><text:span text:style-name="T27">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68"> </text:span><text:span text:style-name="T27">Resaltar como los ciclos que involucran la luz </text:span><text:span text:style-name="T28">(light-dark cycles or photoperiods) </text:span><text:span text:style-name="T27">son determinantes para organismos fotosintéticos, </text:span><text:span text:style-name="T28">aunque estos no están tan estudiados en microalgas como lo están en </text:span><text:soft-page-break/><text:span text:style-name="T28">otros organismos del linaje verde o de otros reinos. Por eso, de acuerdo con el carácter de este trabajo, el foco estará orientado sobre todo al estudio de los ritmos circadianos y el recorrido que lleva esta joven ciencia hasta ahora.</text:span><text:span text:style-name="T69"> </text:span><text:span text:style-name="T29">P</text:span><text:span text:style-name="T30">or qué es importante: Como se relaciona y afecta esto globalmente a los humanos</text:span><text:span text:style-name="T28">,primera observación mimosa, </text:span><text:span text:style-name="T69">buscar otros ejemplos de pioneros (alguna pionera?), </text:span><text:span text:style-name="T28">seguir con otros descubrimientos como el primer gen, el primer procariota, etc</text:span><text:span text:style-name="T69">. </text:span><text:span text:style-name="T30">Generalizaciones Pitberge, mencionar como algunas ya las hemos mencionado al poner ejemplos de ritmos biológicos. </text:span><text:span text:style-name="T31">Hablar técnicamente de lo que se estudia en la cronobiología, como se mezcla con las mates por el estudio de ondas.</text:span><text:span text:style-name="T69"> </text:span><text:span text:style-name="T28">Definir una onda y sus parametros. Para que lo usa la cronobiologia. </text:span><text:span text:style-name="T30">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70"> </text:span></text:p>
      <text:p text:style-name="P19"/>
      <text:p text:style-name="P19"/>
      <text:p text:style-name="P51">Comandos de busqueda pubmed:</text:p>
      <text:p text:style-name="P29">((circadian) OR (chronobiology) OR (photoperiod) OR (circatidal) OR (circannual) OR (circalunar)) AND (mice): 10.771</text:p>
      <text:p text:style-name="P29">((circadian) OR (chronobiology) OR (photoperiod) OR (circatidal) OR (circannual) OR (circalunar)) AND (human): 62.305</text:p>
      <text:p text:style-name="P29">((circadian) OR (chronobiology) OR (photoperiod) OR (circatidal) OR (circannual) OR (circalunar)) AND ((plant) OR (thaliana)): 9.734</text:p>
      <text:p text:style-name="P29">((circadian) OR (chronobiology) OR (photoperiod) OR (circatidal) OR (circannual) OR (circalunar)) AND ((insect) OR (drosophila)): 5.717</text:p>
      <text:p text:style-name="P29">((circadian) OR (chronobiology) OR (photoperiod) OR (circatidal) OR (circannual) OR (circalunar)) AND ((algae) OR (tauri) OR (chlamydomonas) OR (polyedra)): <text:span text:style-name="T74">493</text:span></text:p>
      <text:p text:style-name="P29"/>
      <text:p text:style-name="P60"><text:span text:style-name="T38">f</text:span><text:span text:style-name="T37">igura timeline:</text:span></text:p>
      <text:p text:style-name="P36"><text:span text:style-name="T38">(</text:span><text:span text:style-name="T37">timeline con: observacion de mimosa </text:span><text:span text:style-name="T39">(1729)</text:span><text:span text:style-name="T37">, que se supo que era endogenous en plantas</text:span><text:span text:style-name="T39">(1832)</text:span><text:span text:style-name="T37">, en animales</text:span><text:span text:style-name="T39">(1922)</text:span><text:span text:style-name="T37"> y en humanos </text:span><text:span text:style-name="T39">(1979)</text:span><text:span text:style-name="T37">, conferencia</text:span><text:span text:style-name="T39">(1960)</text:span><text:span text:style-name="T37">, generalizaciones ,primer gen drosophila, primer experimento humano aislado, primer gen en arabidopsis, primer procariota, pricer procariota no fotosintetico, otras del paper, primer gen algas, </text:span><text:span text:style-name="T40">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37">).</text:span></text:p>
      <text:p text:style-name="P33"/>
      <text:p text:style-name="P51">ideas papers: </text:p>
      <text:p text:style-name="P19">-<text:span text:style-name="T64">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20"><text:soft-page-break/>- <text:span text:style-name="T60">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20">-<text:span text:style-name="T60">Que es un zeitgeber en naturaleza: </text:span>In short, daily biological rhythmicity is widespread in nature, with environmental cues (called zeitgebers), such as light and temperature, synchronizing internal time to the earth’s 24-h rotation.</text:p>
      <text:p text:style-name="P19"/>
      <text:p text:style-name="P19">-<text:span text:style-name="T60">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19"/>
      <text:p text:style-name="P19">-<text:span text:style-name="T60">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19"/>
      <text:p text:style-name="P19">-<text:span text:style-name="T60">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60">i</text:span>ncreasing reproductive fitness (Beaver et al, 2002).</text:p>
      <text:p text:style-name="P19"/>
      <text:p text:style-name="P19">-<text:span text:style-name="T61">Desicronizacion en cellulas individuales en plantas: Although circadian systems are all composed of cellular </text:span>clocks, there are large differences in their assembly. For example,</text:p>
      <text:p text:style-name="P19">in plants, circadian rhythms in neighbouring cells are apparently running at independent phases (Thain et al, 2000), whereas in animals, they form a highly interdependent, hierarchical network (Fig 2). A dedicated ‘pacemaker’ resides in the nervous system</text:p>
      <text:p text:style-name="P19">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25"/>
      <text:p text:style-name="P27">-<text:span text:style-name="T62">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66">(Bünning, E. Über die Erblichkeit der Tagesperiodizität bei</text:span></text:p>
      <text:p text:style-name="P28">den Phaseolus Blättern. Jahrbücher für wissenschaftliche</text:p>
      <text:p text:style-name="P27"><text:span text:style-name="T66">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62">The complexity </text:span>of the clock was viewed as an obstacle to its genetic analysis. Eventually, pioneering mutagenesis screens</text:p>
      <text:p text:style-name="P27">revealed the first clock gene (Period) in Drosophila melanogaster (Konopka &amp; <text:span text:style-name="T62">B</text:span>enzer, 1971), followed by the frequency gene in N. crassa <text:s/>(Feldman &amp; Hoyle, 1973). Many clock genes have since been identified in these and other model systems—for example, mice, Xenopus, Arabidopsis and Synechococcus.</text:p>
      <text:p text:style-name="P25"/>
      <text:p text:style-name="P26">-<text:span text:style-name="T63">Relacion: As our society moves towards a worldwide ‘24/7’ culture, with </text:span>shift work and jet lag almost the norm, circadian clock research is becoming highly relevant to human health, behaviour and quality of life. Chronotype <text:span text:style-name="T63">(Entrained phase is described by ‘chronotype’, a term that reflects the preferred timing of activity and rest during the day)</text:span> is our only handle on human clock genetics in real life. Understanding the complex genetics (and possibly epigenetics <text:span text:style-name="T65">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25"/>
      <text:p text:style-name="P25">-<text:span text:style-name="T65">Como meter las generalizaciones: paper physiology, is the clock a clock?</text:span></text:p>
      <text:p text:style-name="P25"/>
      <text:p text:style-name="P25">me: leyendo pa la tesis como relojes circadianos cahoticos en ratones les genera adicciones, obesidad, graves trastornos psicologicos e incluso cancer.</text:p>
      <text:p text:style-name="P25"/>
      <text:p text:style-name="P25">also me: me despierto cada dia a una hora distinta y almuerzo entre la 1 o las 7 de la tarde, igual me concentro escribiendo a las 10 de la mañana que al dia siguiente me pongo a las 10 de la noche</text:p>
      <text:p text:style-name="P25"/>
      <text:p text:style-name="P25"/>
      <text:p text:style-name="P25"/>
      <text:p text:style-name="P25"/>
      <text:p text:style-name="P19"><text:soft-page-break/></text:p>
      <text:p text:style-name="P18"><text:span text:style-name="T17">2. </text:span><text:span text:style-name="T20">Ostreococcus tauri: </text:span><text:span text:style-name="T21">Review de ostreococcus tauri. </text:span><text:span text:style-name="T22">Donde fue descrita por primera vez,</text:span><text:span text:style-name="T17"> </text:span><text:span text:style-name="T22">descripcion de su ecosistema</text:span><text:span text:style-name="T17">, como se relaciona con é</text:span><text:span text:style-name="T32">l</text:span><text:span text:style-name="T17"> (movimiento en la columa de agua), </text:span><text:span text:style-name="T22">caracteristicas morfológicas y fisiológicas</text:span><text:span text:style-name="T17">,</text:span><text:span text:style-name="T22"> mencionar su secuenciación, cuando se hizo, y comentar caracteristicas de su genoma</text:span><text:span text:style-name="T17">. </text:span><text:span text:style-name="T22">Situarla dentro del arbol evolutivo y de la historia del linaje verde</text:span><text:span text:style-name="T17">.</text:span><text:span text:style-name="T21">Añadir arbol filogenetico.</text:span><text:span text:style-name="T17"> </text:span><text:span text:style-name="T22">Comparar sus caracteristicas con otros organismos modelo de clorofitas.</text:span><text:span text:style-name="T23"> </text:span><text:span text:style-name="T22">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32"/>
      <text:p text:style-name="P32"/>
      <text:p text:style-name="P30">3. <text:span text:style-name="T19">Biologia molecular de sistemas:</text:span> <text:span text:style-name="T22">presentar que disciplina es, de qué otras disciplinas bebe y buscar algun paper antiguo donde se hable de sus commienzos. </text:span><text:span text:style-name="T24">Como se desencadeno a raiz del avance en las tecnicas de secuenciación. Remontarme al primer genoma secuenciado y como resonó la primera secuenciacion del genoma humano.</text:span><text:span text:style-name="T54"> </text:span><text:span text:style-name="T24">Comparar las limitaciones de las tecnicas moleculares tradicionales con las técnicas usadas en BMS. </text:span><text:span text:style-name="T22">Quizas mencionar la leyenda de los cientificos y el elefant</text:span><text:span text:style-name="T24">e</text:span><text:span text:style-name="T22">? Si encuentro articulo mejor. </text:span><text:span text:style-name="T24">Introducir las técnicas ómicas y sobre todo centrarse en las usadas en esta tesis: transcriptomica y proteomica.Quizas mirar datos de como han ido subiendo los papers sobre BMS a raiz de esas secuenciaciones historicas?</text:span><text:span text:style-name="T54"> <text:s/>Hablar de t</text:span><text:span text:style-name="T24">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54"> Hablar de como se van abaratando con el tiempo a medida que se desarrollan. </text:span><text:span text:style-name="T55">H</text:span><text:span text:style-name="T25">ablar de la carga computacional que supone el tratamiento de estos datos, como los laboratorios contribuyen desarrollando algoritmos, programas, paginas web que facilitan cada vez más el tratamiento y la representación de los mismos.</text:span><text:span text:style-name="T55"> </text:span><text:span text:style-name="T25">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55">. </text:span><text:span text:style-name="T17">Destacar con la leyenda o de otra forma la importancia de los estudios dentro de esta disciplina debido a la gran aportación que supone para la ciencia estudiar un proceso de forma holística, </text:span><text:span text:style-name="T54">ver lo que ocurre a nivel sistemico en los distintos niveles biológicos. </text:span><text:span text:style-name="T25">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26">t</text:span><text:span text:style-name="T25">acional</text:span><text:span text:style-name="T55">. </text:span><text:span text:style-name="T25">Así se pretende obtener una visión global de </text:span><text:span text:style-name="T26">los cambios diurnos y estacionales en Ostreococcus tauri,</text:span><text:span text:style-name="T25"> conociendo con exactitud su</text:span><text:span text:style-name="T26">s</text:span><text:span text:style-name="T25"> efecto</text:span><text:span text:style-name="T26">s</text:span><text:span text:style-name="T25"> sobre 3 niveles biológicos distintos: </text:span><text:span text:style-name="T26">todos los </text:span><text:span text:style-name="T25">genes expresados, </text:span><text:span text:style-name="T26">todas las </text:span><text:span text:style-name="T25">proteinas presentes y funciones </text:span><text:span text:style-name="T26">destacadas </text:span><text:span text:style-name="T25">que se están llevando a cabo.</text:span></text:p>
      <text:p text:style-name="P30"><text:soft-page-break/></text:p>
      <text:p text:style-name="P35"><text:span text:style-name="T35">-</text:span><text:span text:style-name="T45">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35"><text:span text:style-name="T45">-</text:span><text:span text:style-name="T46">Primeras tecnicas de secuenciación 45 years ago</text:span></text:p>
      <text:p text:style-name="P35"><text:span text:style-name="T35">-</text:span><text:span text:style-name="T45">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30">-<text:span text:style-name="T59">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4"/>
      <text:p text:style-name="P54">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35"><text:span text:style-name="T36">-</text:span><text:span text:style-name="T42">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44">4</text:span></text:a><text:span text:style-name="T42">]</text:span><text:span text:style-name="T43"> </text:span><text:span text:style-name="T42">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3"><text:soft-page-break/><text:span text:style-name="T47">-</text:span><text:span text:style-name="T58">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5">-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2"><text:span text:style-name="T41"/></text:p>
      <text:p text:style-name="P34"/>
      <text:p text:style-name="P56">Ideas PAPERS circadian tauri:</text:p>
      <text:p text:style-name="P56"/>
      <text:p text:style-name="P57">Cell division regulation 2007: </text:p>
      <text:p text:style-name="P57">-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7"/>
      <text:p text:style-name="P57">-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7"/>
      <text:p text:style-name="P57">-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7">-<text:span text:style-name="T78">These data suggest also that the circa- dian clock restricts cell division to a window of time, rather than to a specific time, the metabolic status being responsible for the period variation within this time window.</text:span></text:p>
      <text:p text:style-name="P57"/>
      <text:p text:style-name="P57"><text:soft-page-break/>-<text:span text:style-name="T76">12/12 Cells entered in S phase at ZT7 and exited at ZT16. Cells G2/M were present from ZT10 to ZT19. Nosotros tenemos en SD algo parecido pero en LD G2/M mas larga.</text:span></text:p>
      <text:p text:style-name="P57">-Most genes under investigation (32/37) were rhythmically transcribed.</text:p>
      <text:p text:style-name="P57">-<text:span text:style-name="T77">Idea hacer heatmaps circulares para cada fase del ciclo tanto LD como SD.</text:span></text:p>
      <text:p text:style-name="P57">-Note that, for all light intensities tested, the peak of cell division entry never occurred before 12 h after lights on, suggesting that the gating of cell division persists the first day,</text:p>
      <text:p text:style-name="P57"/>
      <text:p text:style-name="P57"/>
      <text:p text:style-name="P58">Circadian models comparative green lineage 2009: </text:p>
      <text:p text:style-name="P58"/>
      <text:p text:style-name="P58">This approach revealed several features that are comparable to those in higher plants, including the circadian regulation of TOC1, CCA1, and the output gene Chlorophyll a/b Binding <text:s/><text:span text:style-name="T79">(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8"/>
      <text:p text:style-name="P58">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8"/>
      <text:p text:style-name="P59">Two genes models: </text:p>
      <text:p text:style-name="P59">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9"/>
      <text:p text:style-name="P8">The second strong evidence for the robustness of the TOC1-CCA1 oscillator comes from the fact that the profiles adjusted precisely and simultaneously by our simple model are <text:soft-page-break/>reconstructed from time series recorded in different ex- 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39">Robustness model 2010: </text:p>
      <text:p text:style-name="P39">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39"/>
      <text:p text:style-name="P39"/>
      <text:p text:style-name="P40">Circadian clocks in changing weather a seasons: seasons 2012 mirar entero.</text:p>
      <text:p text:style-name="P41">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text:soft-page-break/>intensidad, usando eso como filtro para centrarse en los cambios por estaciones mas que en los cambios por sombra o nublados. </text:p>
      <text:p text:style-name="P41"/>
      <text:p text:style-name="P42">-Photoperiod <text:s/>2012: </text:p>
      <text:p text:style-name="P42">Robust and flexible response of the Ostreococcus tauri circadian clock to light ⁄dark cycles of varying photoperiod</text:p>
      <text:p text:style-name="P42">miran datos transcriptomicos de CCA1 y TOC1 en distintos fotoperiodos para ver como se comportan, apuestan a que la regulacion es a nivel transcripcional (aun no habia salido el paper de regulacion no transcripcional).</text:p>
      <text:p text:style-name="P42">Quedan en que el modelo simple de feedback loop de dos genes es suficiente para representar el comportamiento que se observa, dependiendo de la luz solo en cuanto a duracion y no en cuanto intensidad. </text:p>
      <text:p text:style-name="P42">The combined requirements of robustness and flexi- bility have undoubtedly shaped the architecture of cell molecular networks. </text:p>
      <text:p text:style-name="P43">Menciones interesantes señaladas.</text:p>
      <text:p text:style-name="P44">BUENA FORMA DE EMPEZAR:</text:p>
      <text:p text:style-name="P43">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43">This biochemical action of light on one or several</text:p>
      <text:p text:style-name="P43">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43"/>
      <text:p text:style-name="P46">se observan perfiles de expresion complejos al cambiar de fotoperiodo, no solo un desplazamiento simple de la fase : <text:span text:style-name="T81">cambian de forma distinta y no constante al alargaer o acortar gradualmente el fotoperiodo. Además, no solo es un cambio de fase si no un cambio en la distancia entre los picos y en la forma de la onda.</text:span></text:p>
      <text:p text:style-name="P46"><text:soft-page-break/>Interest- ingly, it is for the pivotal case of 12 h light ⁄12 h dark that the TOC1–CCA1 delay is larger and the expres- sion peaks narrower (Fig. 1). As the inter-peak delay decreases, above or below a photoperiod of 12 h, expression peaks tend to broaden.</text:p>
      <text:p text:style-name="P47">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46"/>
      <text:p text:style-name="P46">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45">se ve un segundo pico??? <text:span text:style-name="T80">pero en LD?</text:span></text:p>
      <text:p text:style-name="P48">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48"><text:soft-page-break/>Troein creo que hace pruebas con distintas luces y apoya la otra teoria (tengo que leerlo) Al final en 2014 veré cual es la más popular. </text:p>
      <text:p text:style-name="P4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56">(30 - 40)</text:span><text:line-break/>AlgaeFUN with MARACAS</text:p>
      <text:p text:style-name="P8">Chlorophyta</text:p>
      <text:p text:style-name="P8">Tabla con las características genómicas y fisiológicas. </text:p>
      <text:p text:style-name="P9">Paper de Haematococcus <text:span text:style-name="T57">y klebsormidium </text:span></text:p>
      <text:p text:style-name="P9"/>
      <text:p text:style-name="P9">Chapter 3. </text:p>
      <text:p text:style-name="P10">Transcriptomics diurnal/seasonal. </text:p>
      <text:p text:style-name="P10"/>
      <text:p text:style-name="P10">Chapter 4. </text:p>
      <text:p text:style-name="P10">Proteomics diurnal/seanol. </text:p>
      <text:p text:style-name="P10"/>
      <text:p text:style-name="P10">Chapter 5. </text:p>
      <text:p text:style-name="P10">Physiological. Integration</text:p>
      <text:p text:style-name="P10"/>
      <text:p text:style-name="P10"><text:soft-page-break/>Discussions</text:p>
      <text:p text:style-name="P10"/>
      <text:p text:style-name="P37">Resul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pple-system" svg:font-family="apple-system, BlinkMacSystemFont, 'Segoe UI', Roboto, Oxygen-Sans, Ubuntu, Cantarell, 'Helvetica Neue',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08-04T15:35:12.684559965</dc:date>
    <meta:editing-duration>P5DT22H58M15S</meta:editing-duration>
    <meta:editing-cycles>25</meta:editing-cycles>
    <meta:generator>LibreOffice/6.4.7.2$Linux_X86_64 LibreOffice_project/40$Build-2</meta:generator>
    <meta:document-statistic meta:table-count="0" meta:image-count="0" meta:object-count="0" meta:page-count="16" meta:paragraph-count="132" meta:word-count="6653" meta:character-count="43741" meta:non-whitespace-character-count="37187"/>
  </office:meta>
</office:document-meta>
</file>